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A0000020831B956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c2b5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.6cm" svg:height="2.2cm" draw:z-index="0"><draw:image xlink:href="Pictures/100002010000017A0000020831B9560E.png" xlink:type="simple" xlink:show="embed" xlink:actuate="onLoad"/></draw:frame><draw:frame draw:style-name="fr1" draw:name="Image2" text:anchor-type="as-char" svg:width="1.6cm" svg:height="2.2cm" draw:z-index="1"><draw:image xlink:href="Pictures/100002010000017A0000020831B9560E.png" xlink:type="simple" xlink:show="embed" xlink:actuate="onLoad"/></draw:frame><draw:frame draw:style-name="fr1" draw:name="Image3" text:anchor-type="as-char" svg:width="1.6cm" svg:height="2.2cm" draw:z-index="2"><draw:image xlink:href="Pictures/100002010000017A0000020831B9560E.png" xlink:type="simple" xlink:show="embed" xlink:actuate="onLoad"/></draw:frame><draw:frame draw:style-name="fr1" draw:name="Image4" text:anchor-type="as-char" svg:width="1.6cm" svg:height="2.2cm" draw:z-index="3"><draw:image xlink:href="Pictures/100002010000017A0000020831B9560E.png" xlink:type="simple" xlink:show="embed" xlink:actuate="onLoad"/></draw:frame><draw:frame draw:style-name="fr1" draw:name="Image5" text:anchor-type="as-char" svg:width="1.6cm" svg:height="2.2cm" draw:z-index="4"><draw:image xlink:href="Pictures/100002010000017A0000020831B9560E.png" xlink:type="simple" xlink:show="embed" xlink:actuate="onLoad"/></draw:frame><draw:frame draw:style-name="fr1" draw:name="Image6" text:anchor-type="as-char" svg:width="1.6cm" svg:height="2.2cm" draw:z-index="5"><draw:image xlink:href="Pictures/100002010000017A0000020831B9560E.png" xlink:type="simple" xlink:show="embed" xlink:actuate="onLoad"/></draw:frame><draw:frame draw:style-name="fr1" draw:name="Image7" text:anchor-type="as-char" svg:width="1.6cm" svg:height="2.2cm" draw:z-index="6"><draw:image xlink:href="Pictures/100002010000017A0000020831B9560E.png" xlink:type="simple" xlink:show="embed" xlink:actuate="onLoad"/></draw:frame><draw:frame draw:style-name="fr1" draw:name="Image8" text:anchor-type="as-char" svg:width="1.6cm" svg:height="2.2cm" draw:z-index="7"><draw:image xlink:href="Pictures/100002010000017A0000020831B9560E.png" xlink:type="simple" xlink:show="embed" xlink:actuate="onLoad"/></draw:frame><draw:frame draw:style-name="fr1" draw:name="Image9" text:anchor-type="as-char" svg:width="1.6cm" svg:height="2.2cm" draw:z-index="8"><draw:image xlink:href="Pictures/100002010000017A0000020831B9560E.png" xlink:type="simple" xlink:show="embed" xlink:actuate="onLoad"/></draw:frame><draw:frame draw:style-name="fr1" draw:name="Image10" text:anchor-type="as-char" svg:width="1.6cm" svg:height="2.2cm" draw:z-index="9"><draw:image xlink:href="Pictures/100002010000017A0000020831B9560E.png" xlink:type="simple" xlink:show="embed" xlink:actuate="onLoad"/></draw:frame><draw:frame draw:style-name="fr1" draw:name="Image11" text:anchor-type="as-char" svg:width="1.6cm" svg:height="2.2cm" draw:z-index="10"><draw:image xlink:href="Pictures/100002010000017A0000020831B9560E.png" xlink:type="simple" xlink:show="embed" xlink:actuate="onLoad"/></draw:frame><draw:frame draw:style-name="fr1" draw:name="Image12" text:anchor-type="as-char" svg:width="1.6cm" svg:height="2.2cm" draw:z-index="11"><draw:image xlink:href="Pictures/100002010000017A0000020831B9560E.png" xlink:type="simple" xlink:show="embed" xlink:actuate="onLoad"/></draw:frame></text:p>
      <text:p text:style-name="P1"><draw:frame draw:style-name="fr1" draw:name="Image13" text:anchor-type="as-char" svg:width="1.6cm" svg:height="2.2cm" draw:z-index="12"><draw:image xlink:href="Pictures/100002010000017A0000020831B9560E.png" xlink:type="simple" xlink:show="embed" xlink:actuate="onLoad"/></draw:frame><draw:frame draw:style-name="fr1" draw:name="Image14" text:anchor-type="as-char" svg:width="1.6cm" svg:height="2.2cm" draw:z-index="13"><draw:image xlink:href="Pictures/100002010000017A0000020831B9560E.png" xlink:type="simple" xlink:show="embed" xlink:actuate="onLoad"/></draw:frame><draw:frame draw:style-name="fr1" draw:name="Image15" text:anchor-type="as-char" svg:width="1.6cm" svg:height="2.2cm" draw:z-index="14"><draw:image xlink:href="Pictures/100002010000017A0000020831B9560E.png" xlink:type="simple" xlink:show="embed" xlink:actuate="onLoad"/></draw:frame><draw:frame draw:style-name="fr1" draw:name="Image16" text:anchor-type="as-char" svg:width="1.6cm" svg:height="2.2cm" draw:z-index="15"><draw:image xlink:href="Pictures/100002010000017A0000020831B9560E.png" xlink:type="simple" xlink:show="embed" xlink:actuate="onLoad"/></draw:frame><draw:frame draw:style-name="fr1" draw:name="Image17" text:anchor-type="as-char" svg:width="1.6cm" svg:height="2.2cm" draw:z-index="16"><draw:image xlink:href="Pictures/100002010000017A0000020831B9560E.png" xlink:type="simple" xlink:show="embed" xlink:actuate="onLoad"/></draw:frame><draw:frame draw:style-name="fr1" draw:name="Image18" text:anchor-type="as-char" svg:width="1.6cm" svg:height="2.2cm" draw:z-index="17"><draw:image xlink:href="Pictures/100002010000017A0000020831B9560E.png" xlink:type="simple" xlink:show="embed" xlink:actuate="onLoad"/></draw:frame><draw:frame draw:style-name="fr1" draw:name="Image19" text:anchor-type="as-char" svg:width="1.6cm" svg:height="2.2cm" draw:z-index="18"><draw:image xlink:href="Pictures/100002010000017A0000020831B9560E.png" xlink:type="simple" xlink:show="embed" xlink:actuate="onLoad"/></draw:frame><draw:frame draw:style-name="fr1" draw:name="Image20" text:anchor-type="as-char" svg:width="1.6cm" svg:height="2.2cm" draw:z-index="19"><draw:image xlink:href="Pictures/100002010000017A0000020831B9560E.png" xlink:type="simple" xlink:show="embed" xlink:actuate="onLoad"/></draw:frame><draw:frame draw:style-name="fr1" draw:name="Image21" text:anchor-type="as-char" svg:width="1.6cm" svg:height="2.2cm" draw:z-index="20"><draw:image xlink:href="Pictures/100002010000017A0000020831B9560E.png" xlink:type="simple" xlink:show="embed" xlink:actuate="onLoad"/></draw:frame><draw:frame draw:style-name="fr1" draw:name="Image22" text:anchor-type="as-char" svg:width="1.6cm" svg:height="2.2cm" draw:z-index="21"><draw:image xlink:href="Pictures/100002010000017A0000020831B9560E.png" xlink:type="simple" xlink:show="embed" xlink:actuate="onLoad"/></draw:frame><draw:frame draw:style-name="fr1" draw:name="Image23" text:anchor-type="as-char" svg:width="1.6cm" svg:height="2.2cm" draw:z-index="22"><draw:image xlink:href="Pictures/100002010000017A0000020831B9560E.png" xlink:type="simple" xlink:show="embed" xlink:actuate="onLoad"/></draw:frame><draw:frame draw:style-name="fr1" draw:name="Image24" text:anchor-type="as-char" svg:width="1.6cm" svg:height="2.2cm" draw:z-index="23"><draw:image xlink:href="Pictures/100002010000017A0000020831B9560E.png" xlink:type="simple" xlink:show="embed" xlink:actuate="onLoad"/></draw:frame></text:p>
      <text:p text:style-name="P1"><draw:frame draw:style-name="fr1" draw:name="Image25" text:anchor-type="as-char" svg:width="1.6cm" svg:height="2.2cm" draw:z-index="24"><draw:image xlink:href="Pictures/100002010000017A0000020831B9560E.png" xlink:type="simple" xlink:show="embed" xlink:actuate="onLoad"/></draw:frame><draw:frame draw:style-name="fr1" draw:name="Image26" text:anchor-type="as-char" svg:width="1.6cm" svg:height="2.2cm" draw:z-index="25"><draw:image xlink:href="Pictures/100002010000017A0000020831B9560E.png" xlink:type="simple" xlink:show="embed" xlink:actuate="onLoad"/></draw:frame><draw:frame draw:style-name="fr1" draw:name="Image27" text:anchor-type="as-char" svg:width="1.6cm" svg:height="2.2cm" draw:z-index="26"><draw:image xlink:href="Pictures/100002010000017A0000020831B9560E.png" xlink:type="simple" xlink:show="embed" xlink:actuate="onLoad"/></draw:frame><draw:frame draw:style-name="fr1" draw:name="Image28" text:anchor-type="as-char" svg:width="1.6cm" svg:height="2.2cm" draw:z-index="27"><draw:image xlink:href="Pictures/100002010000017A0000020831B9560E.png" xlink:type="simple" xlink:show="embed" xlink:actuate="onLoad"/></draw:frame><draw:frame draw:style-name="fr1" draw:name="Image29" text:anchor-type="as-char" svg:width="1.6cm" svg:height="2.2cm" draw:z-index="28"><draw:image xlink:href="Pictures/100002010000017A0000020831B9560E.png" xlink:type="simple" xlink:show="embed" xlink:actuate="onLoad"/></draw:frame><draw:frame draw:style-name="fr1" draw:name="Image30" text:anchor-type="as-char" svg:width="1.6cm" svg:height="2.2cm" draw:z-index="29"><draw:image xlink:href="Pictures/100002010000017A0000020831B9560E.png" xlink:type="simple" xlink:show="embed" xlink:actuate="onLoad"/></draw:frame><draw:frame draw:style-name="fr1" draw:name="Image31" text:anchor-type="as-char" svg:width="1.6cm" svg:height="2.2cm" draw:z-index="30"><draw:image xlink:href="Pictures/100002010000017A0000020831B9560E.png" xlink:type="simple" xlink:show="embed" xlink:actuate="onLoad"/></draw:frame><draw:frame draw:style-name="fr1" draw:name="Image32" text:anchor-type="as-char" svg:width="1.6cm" svg:height="2.2cm" draw:z-index="31"><draw:image xlink:href="Pictures/100002010000017A0000020831B9560E.png" xlink:type="simple" xlink:show="embed" xlink:actuate="onLoad"/></draw:frame><draw:frame draw:style-name="fr1" draw:name="Image33" text:anchor-type="as-char" svg:width="1.6cm" svg:height="2.2cm" draw:z-index="32"><draw:image xlink:href="Pictures/100002010000017A0000020831B9560E.png" xlink:type="simple" xlink:show="embed" xlink:actuate="onLoad"/></draw:frame><draw:frame draw:style-name="fr1" draw:name="Image34" text:anchor-type="as-char" svg:width="1.6cm" svg:height="2.2cm" draw:z-index="33"><draw:image xlink:href="Pictures/100002010000017A0000020831B9560E.png" xlink:type="simple" xlink:show="embed" xlink:actuate="onLoad"/></draw:frame><draw:frame draw:style-name="fr1" draw:name="Image35" text:anchor-type="as-char" svg:width="1.6cm" svg:height="2.2cm" draw:z-index="34"><draw:image xlink:href="Pictures/100002010000017A0000020831B9560E.png" xlink:type="simple" xlink:show="embed" xlink:actuate="onLoad"/></draw:frame><draw:frame draw:style-name="fr1" draw:name="Image36" text:anchor-type="as-char" svg:width="1.6cm" svg:height="2.2cm" draw:z-index="35"><draw:image xlink:href="Pictures/100002010000017A0000020831B9560E.png" xlink:type="simple" xlink:show="embed" xlink:actuate="onLoad"/></draw:frame></text:p>
      <text:p text:style-name="P1"><draw:frame draw:style-name="fr1" draw:name="Image37" text:anchor-type="as-char" svg:width="1.6cm" svg:height="2.2cm" draw:z-index="36"><draw:image xlink:href="Pictures/100002010000017A0000020831B9560E.png" xlink:type="simple" xlink:show="embed" xlink:actuate="onLoad"/></draw:frame><draw:frame draw:style-name="fr1" draw:name="Image38" text:anchor-type="as-char" svg:width="1.6cm" svg:height="2.2cm" draw:z-index="37"><draw:image xlink:href="Pictures/100002010000017A0000020831B9560E.png" xlink:type="simple" xlink:show="embed" xlink:actuate="onLoad"/></draw:frame><draw:frame draw:style-name="fr1" draw:name="Image39" text:anchor-type="as-char" svg:width="1.6cm" svg:height="2.2cm" draw:z-index="38"><draw:image xlink:href="Pictures/100002010000017A0000020831B9560E.png" xlink:type="simple" xlink:show="embed" xlink:actuate="onLoad"/></draw:frame><draw:frame draw:style-name="fr1" draw:name="Image40" text:anchor-type="as-char" svg:width="1.6cm" svg:height="2.2cm" draw:z-index="39"><draw:image xlink:href="Pictures/100002010000017A0000020831B9560E.png" xlink:type="simple" xlink:show="embed" xlink:actuate="onLoad"/></draw:frame><draw:frame draw:style-name="fr1" draw:name="Image41" text:anchor-type="as-char" svg:width="1.6cm" svg:height="2.2cm" draw:z-index="40"><draw:image xlink:href="Pictures/100002010000017A0000020831B9560E.png" xlink:type="simple" xlink:show="embed" xlink:actuate="onLoad"/></draw:frame><draw:frame draw:style-name="fr1" draw:name="Image42" text:anchor-type="as-char" svg:width="1.6cm" svg:height="2.2cm" draw:z-index="41"><draw:image xlink:href="Pictures/100002010000017A0000020831B9560E.png" xlink:type="simple" xlink:show="embed" xlink:actuate="onLoad"/></draw:frame><draw:frame draw:style-name="fr1" draw:name="Image43" text:anchor-type="as-char" svg:width="1.6cm" svg:height="2.2cm" draw:z-index="42"><draw:image xlink:href="Pictures/100002010000017A0000020831B9560E.png" xlink:type="simple" xlink:show="embed" xlink:actuate="onLoad"/></draw:frame><draw:frame draw:style-name="fr1" draw:name="Image44" text:anchor-type="as-char" svg:width="1.6cm" svg:height="2.2cm" draw:z-index="43"><draw:image xlink:href="Pictures/100002010000017A0000020831B9560E.png" xlink:type="simple" xlink:show="embed" xlink:actuate="onLoad"/></draw:frame><draw:frame draw:style-name="fr1" draw:name="Image45" text:anchor-type="as-char" svg:width="1.6cm" svg:height="2.2cm" draw:z-index="44"><draw:image xlink:href="Pictures/100002010000017A0000020831B9560E.png" xlink:type="simple" xlink:show="embed" xlink:actuate="onLoad"/></draw:frame><draw:frame draw:style-name="fr1" draw:name="Image46" text:anchor-type="as-char" svg:width="1.6cm" svg:height="2.2cm" draw:z-index="45"><draw:image xlink:href="Pictures/100002010000017A0000020831B9560E.png" xlink:type="simple" xlink:show="embed" xlink:actuate="onLoad"/></draw:frame><draw:frame draw:style-name="fr1" draw:name="Image47" text:anchor-type="as-char" svg:width="1.6cm" svg:height="2.2cm" draw:z-index="46"><draw:image xlink:href="Pictures/100002010000017A0000020831B9560E.png" xlink:type="simple" xlink:show="embed" xlink:actuate="onLoad"/></draw:frame><draw:frame draw:style-name="fr1" draw:name="Image48" text:anchor-type="as-char" svg:width="1.6cm" svg:height="2.2cm" draw:z-index="47"><draw:image xlink:href="Pictures/100002010000017A0000020831B9560E.png" xlink:type="simple" xlink:show="embed" xlink:actuate="onLoad"/></draw:frame></text:p>
      <text:p text:style-name="P1"><draw:frame draw:style-name="fr1" draw:name="Image49" text:anchor-type="as-char" svg:width="1.6cm" svg:height="2.2cm" draw:z-index="48"><draw:image xlink:href="Pictures/100002010000017A0000020831B9560E.png" xlink:type="simple" xlink:show="embed" xlink:actuate="onLoad"/></draw:frame><draw:frame draw:style-name="fr1" draw:name="Image50" text:anchor-type="as-char" svg:width="1.6cm" svg:height="2.2cm" draw:z-index="49"><draw:image xlink:href="Pictures/100002010000017A0000020831B9560E.png" xlink:type="simple" xlink:show="embed" xlink:actuate="onLoad"/></draw:frame><draw:frame draw:style-name="fr1" draw:name="Image51" text:anchor-type="as-char" svg:width="1.6cm" svg:height="2.2cm" draw:z-index="50"><draw:image xlink:href="Pictures/100002010000017A0000020831B9560E.png" xlink:type="simple" xlink:show="embed" xlink:actuate="onLoad"/></draw:frame><draw:frame draw:style-name="fr1" draw:name="Image52" text:anchor-type="as-char" svg:width="1.6cm" svg:height="2.2cm" draw:z-index="51"><draw:image xlink:href="Pictures/100002010000017A0000020831B9560E.png" xlink:type="simple" xlink:show="embed" xlink:actuate="onLoad"/></draw:frame><draw:frame draw:style-name="fr1" draw:name="Image53" text:anchor-type="as-char" svg:width="1.6cm" svg:height="2.2cm" draw:z-index="52"><draw:image xlink:href="Pictures/100002010000017A0000020831B9560E.png" xlink:type="simple" xlink:show="embed" xlink:actuate="onLoad"/></draw:frame><draw:frame draw:style-name="fr1" draw:name="Image54" text:anchor-type="as-char" svg:width="1.6cm" svg:height="2.2cm" draw:z-index="53"><draw:image xlink:href="Pictures/100002010000017A0000020831B9560E.png" xlink:type="simple" xlink:show="embed" xlink:actuate="onLoad"/></draw:frame><draw:frame draw:style-name="fr1" draw:name="Image55" text:anchor-type="as-char" svg:width="1.6cm" svg:height="2.2cm" draw:z-index="54"><draw:image xlink:href="Pictures/100002010000017A0000020831B9560E.png" xlink:type="simple" xlink:show="embed" xlink:actuate="onLoad"/></draw:frame><draw:frame draw:style-name="fr1" draw:name="Image56" text:anchor-type="as-char" svg:width="1.6cm" svg:height="2.2cm" draw:z-index="55"><draw:image xlink:href="Pictures/100002010000017A0000020831B9560E.png" xlink:type="simple" xlink:show="embed" xlink:actuate="onLoad"/></draw:frame><draw:frame draw:style-name="fr1" draw:name="Image57" text:anchor-type="as-char" svg:width="1.6cm" svg:height="2.2cm" draw:z-index="56"><draw:image xlink:href="Pictures/100002010000017A0000020831B9560E.png" xlink:type="simple" xlink:show="embed" xlink:actuate="onLoad"/></draw:frame><draw:frame draw:style-name="fr1" draw:name="Image58" text:anchor-type="as-char" svg:width="1.6cm" svg:height="2.2cm" draw:z-index="57"><draw:image xlink:href="Pictures/100002010000017A0000020831B9560E.png" xlink:type="simple" xlink:show="embed" xlink:actuate="onLoad"/></draw:frame><draw:frame draw:style-name="fr1" draw:name="Image59" text:anchor-type="as-char" svg:width="1.6cm" svg:height="2.2cm" draw:z-index="58"><draw:image xlink:href="Pictures/100002010000017A0000020831B9560E.png" xlink:type="simple" xlink:show="embed" xlink:actuate="onLoad"/></draw:frame><draw:frame draw:style-name="fr1" draw:name="Image60" text:anchor-type="as-char" svg:width="1.6cm" svg:height="2.2cm" draw:z-index="59"><draw:image xlink:href="Pictures/100002010000017A0000020831B9560E.png" xlink:type="simple" xlink:show="embed" xlink:actuate="onLoad"/></draw:frame></text:p>
      <text:p text:style-name="P1"><draw:frame draw:style-name="fr1" draw:name="Image61" text:anchor-type="as-char" svg:width="1.6cm" svg:height="2.2cm" draw:z-index="60"><draw:image xlink:href="Pictures/100002010000017A0000020831B9560E.png" xlink:type="simple" xlink:show="embed" xlink:actuate="onLoad"/></draw:frame><draw:frame draw:style-name="fr1" draw:name="Image62" text:anchor-type="as-char" svg:width="1.6cm" svg:height="2.2cm" draw:z-index="61"><draw:image xlink:href="Pictures/100002010000017A0000020831B9560E.png" xlink:type="simple" xlink:show="embed" xlink:actuate="onLoad"/></draw:frame><draw:frame draw:style-name="fr1" draw:name="Image63" text:anchor-type="as-char" svg:width="1.6cm" svg:height="2.2cm" draw:z-index="62"><draw:image xlink:href="Pictures/100002010000017A0000020831B9560E.png" xlink:type="simple" xlink:show="embed" xlink:actuate="onLoad"/></draw:frame><draw:frame draw:style-name="fr1" draw:name="Image64" text:anchor-type="as-char" svg:width="1.6cm" svg:height="2.2cm" draw:z-index="63"><draw:image xlink:href="Pictures/100002010000017A0000020831B9560E.png" xlink:type="simple" xlink:show="embed" xlink:actuate="onLoad"/></draw:frame><draw:frame draw:style-name="fr1" draw:name="Image65" text:anchor-type="as-char" svg:width="1.6cm" svg:height="2.2cm" draw:z-index="64"><draw:image xlink:href="Pictures/100002010000017A0000020831B9560E.png" xlink:type="simple" xlink:show="embed" xlink:actuate="onLoad"/></draw:frame><draw:frame draw:style-name="fr1" draw:name="Image66" text:anchor-type="as-char" svg:width="1.6cm" svg:height="2.2cm" draw:z-index="65"><draw:image xlink:href="Pictures/100002010000017A0000020831B9560E.png" xlink:type="simple" xlink:show="embed" xlink:actuate="onLoad"/></draw:frame><draw:frame draw:style-name="fr1" draw:name="Image67" text:anchor-type="as-char" svg:width="1.6cm" svg:height="2.2cm" draw:z-index="66"><draw:image xlink:href="Pictures/100002010000017A0000020831B9560E.png" xlink:type="simple" xlink:show="embed" xlink:actuate="onLoad"/></draw:frame><draw:frame draw:style-name="fr1" draw:name="Image68" text:anchor-type="as-char" svg:width="1.6cm" svg:height="2.2cm" draw:z-index="67"><draw:image xlink:href="Pictures/100002010000017A0000020831B9560E.png" xlink:type="simple" xlink:show="embed" xlink:actuate="onLoad"/></draw:frame><draw:frame draw:style-name="fr1" draw:name="Image69" text:anchor-type="as-char" svg:width="1.6cm" svg:height="2.2cm" draw:z-index="68"><draw:image xlink:href="Pictures/100002010000017A0000020831B9560E.png" xlink:type="simple" xlink:show="embed" xlink:actuate="onLoad"/></draw:frame><draw:frame draw:style-name="fr1" draw:name="Image70" text:anchor-type="as-char" svg:width="1.6cm" svg:height="2.2cm" draw:z-index="69"><draw:image xlink:href="Pictures/100002010000017A0000020831B9560E.png" xlink:type="simple" xlink:show="embed" xlink:actuate="onLoad"/></draw:frame><draw:frame draw:style-name="fr1" draw:name="Image71" text:anchor-type="as-char" svg:width="1.6cm" svg:height="2.2cm" draw:z-index="70"><draw:image xlink:href="Pictures/100002010000017A0000020831B9560E.png" xlink:type="simple" xlink:show="embed" xlink:actuate="onLoad"/></draw:frame><draw:frame draw:style-name="fr1" draw:name="Image72" text:anchor-type="as-char" svg:width="1.6cm" svg:height="2.2cm" draw:z-index="71"><draw:image xlink:href="Pictures/100002010000017A0000020831B9560E.png" xlink:type="simple" xlink:show="embed" xlink:actuate="onLoad"/></draw:frame></text:p>
      <text:p text:style-name="P1"><draw:frame draw:style-name="fr1" draw:name="Image73" text:anchor-type="as-char" svg:width="1.6cm" svg:height="2.2cm" draw:z-index="72"><draw:image xlink:href="Pictures/100002010000017A0000020831B9560E.png" xlink:type="simple" xlink:show="embed" xlink:actuate="onLoad"/></draw:frame><draw:frame draw:style-name="fr1" draw:name="Image74" text:anchor-type="as-char" svg:width="1.6cm" svg:height="2.2cm" draw:z-index="73"><draw:image xlink:href="Pictures/100002010000017A0000020831B9560E.png" xlink:type="simple" xlink:show="embed" xlink:actuate="onLoad"/></draw:frame><draw:frame draw:style-name="fr1" draw:name="Image75" text:anchor-type="as-char" svg:width="1.6cm" svg:height="2.2cm" draw:z-index="74"><draw:image xlink:href="Pictures/100002010000017A0000020831B9560E.png" xlink:type="simple" xlink:show="embed" xlink:actuate="onLoad"/></draw:frame><draw:frame draw:style-name="fr1" draw:name="Image76" text:anchor-type="as-char" svg:width="1.6cm" svg:height="2.2cm" draw:z-index="75"><draw:image xlink:href="Pictures/100002010000017A0000020831B9560E.png" xlink:type="simple" xlink:show="embed" xlink:actuate="onLoad"/></draw:frame><draw:frame draw:style-name="fr1" draw:name="Image77" text:anchor-type="as-char" svg:width="1.6cm" svg:height="2.2cm" draw:z-index="76"><draw:image xlink:href="Pictures/100002010000017A0000020831B9560E.png" xlink:type="simple" xlink:show="embed" xlink:actuate="onLoad"/></draw:frame><draw:frame draw:style-name="fr1" draw:name="Image78" text:anchor-type="as-char" svg:width="1.6cm" svg:height="2.2cm" draw:z-index="77"><draw:image xlink:href="Pictures/100002010000017A0000020831B9560E.png" xlink:type="simple" xlink:show="embed" xlink:actuate="onLoad"/></draw:frame><draw:frame draw:style-name="fr1" draw:name="Image79" text:anchor-type="as-char" svg:width="1.6cm" svg:height="2.2cm" draw:z-index="78"><draw:image xlink:href="Pictures/100002010000017A0000020831B9560E.png" xlink:type="simple" xlink:show="embed" xlink:actuate="onLoad"/></draw:frame><draw:frame draw:style-name="fr1" draw:name="Image80" text:anchor-type="as-char" svg:width="1.6cm" svg:height="2.2cm" draw:z-index="79"><draw:image xlink:href="Pictures/100002010000017A0000020831B9560E.png" xlink:type="simple" xlink:show="embed" xlink:actuate="onLoad"/></draw:frame><draw:frame draw:style-name="fr1" draw:name="Image81" text:anchor-type="as-char" svg:width="1.6cm" svg:height="2.2cm" draw:z-index="80"><draw:image xlink:href="Pictures/100002010000017A0000020831B9560E.png" xlink:type="simple" xlink:show="embed" xlink:actuate="onLoad"/></draw:frame><draw:frame draw:style-name="fr1" draw:name="Image82" text:anchor-type="as-char" svg:width="1.6cm" svg:height="2.2cm" draw:z-index="81"><draw:image xlink:href="Pictures/100002010000017A0000020831B9560E.png" xlink:type="simple" xlink:show="embed" xlink:actuate="onLoad"/></draw:frame><draw:frame draw:style-name="fr1" draw:name="Image83" text:anchor-type="as-char" svg:width="1.6cm" svg:height="2.2cm" draw:z-index="82"><draw:image xlink:href="Pictures/100002010000017A0000020831B9560E.png" xlink:type="simple" xlink:show="embed" xlink:actuate="onLoad"/></draw:frame><draw:frame draw:style-name="fr1" draw:name="Image84" text:anchor-type="as-char" svg:width="1.6cm" svg:height="2.2cm" draw:z-index="83"><draw:image xlink:href="Pictures/100002010000017A0000020831B9560E.png" xlink:type="simple" xlink:show="embed" xlink:actuate="onLoad"/></draw:frame></text:p>
      <text:p text:style-name="P1"><draw:frame draw:style-name="fr1" draw:name="Image85" text:anchor-type="as-char" svg:width="1.6cm" svg:height="2.2cm" draw:z-index="84"><draw:image xlink:href="Pictures/100002010000017A0000020831B9560E.png" xlink:type="simple" xlink:show="embed" xlink:actuate="onLoad"/></draw:frame><draw:frame draw:style-name="fr1" draw:name="Image86" text:anchor-type="as-char" svg:width="1.6cm" svg:height="2.2cm" draw:z-index="85"><draw:image xlink:href="Pictures/100002010000017A0000020831B9560E.png" xlink:type="simple" xlink:show="embed" xlink:actuate="onLoad"/></draw:frame><draw:frame draw:style-name="fr1" draw:name="Image87" text:anchor-type="as-char" svg:width="1.6cm" svg:height="2.2cm" draw:z-index="86"><draw:image xlink:href="Pictures/100002010000017A0000020831B9560E.png" xlink:type="simple" xlink:show="embed" xlink:actuate="onLoad"/></draw:frame><draw:frame draw:style-name="fr1" draw:name="Image88" text:anchor-type="as-char" svg:width="1.6cm" svg:height="2.2cm" draw:z-index="87"><draw:image xlink:href="Pictures/100002010000017A0000020831B9560E.png" xlink:type="simple" xlink:show="embed" xlink:actuate="onLoad"/></draw:frame><draw:frame draw:style-name="fr1" draw:name="Image89" text:anchor-type="as-char" svg:width="1.6cm" svg:height="2.2cm" draw:z-index="88"><draw:image xlink:href="Pictures/100002010000017A0000020831B9560E.png" xlink:type="simple" xlink:show="embed" xlink:actuate="onLoad"/></draw:frame><draw:frame draw:style-name="fr1" draw:name="Image90" text:anchor-type="as-char" svg:width="1.6cm" svg:height="2.2cm" draw:z-index="89"><draw:image xlink:href="Pictures/100002010000017A0000020831B9560E.png" xlink:type="simple" xlink:show="embed" xlink:actuate="onLoad"/></draw:frame><draw:frame draw:style-name="fr1" draw:name="Image91" text:anchor-type="as-char" svg:width="1.6cm" svg:height="2.2cm" draw:z-index="90"><draw:image xlink:href="Pictures/100002010000017A0000020831B9560E.png" xlink:type="simple" xlink:show="embed" xlink:actuate="onLoad"/></draw:frame><draw:frame draw:style-name="fr1" draw:name="Image92" text:anchor-type="as-char" svg:width="1.6cm" svg:height="2.2cm" draw:z-index="91"><draw:image xlink:href="Pictures/100002010000017A0000020831B9560E.png" xlink:type="simple" xlink:show="embed" xlink:actuate="onLoad"/></draw:frame><draw:frame draw:style-name="fr1" draw:name="Image93" text:anchor-type="as-char" svg:width="1.6cm" svg:height="2.2cm" draw:z-index="92"><draw:image xlink:href="Pictures/100002010000017A0000020831B9560E.png" xlink:type="simple" xlink:show="embed" xlink:actuate="onLoad"/></draw:frame><draw:frame draw:style-name="fr1" draw:name="Image94" text:anchor-type="as-char" svg:width="1.6cm" svg:height="2.2cm" draw:z-index="93"><draw:image xlink:href="Pictures/100002010000017A0000020831B9560E.png" xlink:type="simple" xlink:show="embed" xlink:actuate="onLoad"/></draw:frame><draw:frame draw:style-name="fr1" draw:name="Image95" text:anchor-type="as-char" svg:width="1.6cm" svg:height="2.2cm" draw:z-index="94"><draw:image xlink:href="Pictures/100002010000017A0000020831B9560E.png" xlink:type="simple" xlink:show="embed" xlink:actuate="onLoad"/></draw:frame><draw:frame draw:style-name="fr1" draw:name="Image96" text:anchor-type="as-char" svg:width="1.6cm" svg:height="2.2cm" draw:z-index="95"><draw:image xlink:href="Pictures/100002010000017A0000020831B9560E.png" xlink:type="simple" xlink:show="embed" xlink:actuate="onLoad"/></draw:frame></text:p>
      <text:p text:style-name="P1"><draw:frame draw:style-name="fr1" draw:name="Image97" text:anchor-type="as-char" svg:width="1.6cm" svg:height="2.2cm" draw:z-index="96"><draw:image xlink:href="Pictures/100002010000017A0000020831B9560E.png" xlink:type="simple" xlink:show="embed" xlink:actuate="onLoad"/></draw:frame><draw:frame draw:style-name="fr1" draw:name="Image98" text:anchor-type="as-char" svg:width="1.6cm" svg:height="2.2cm" draw:z-index="97"><draw:image xlink:href="Pictures/100002010000017A0000020831B9560E.png" xlink:type="simple" xlink:show="embed" xlink:actuate="onLoad"/></draw:frame><draw:frame draw:style-name="fr1" draw:name="Image99" text:anchor-type="as-char" svg:width="1.6cm" svg:height="2.2cm" draw:z-index="98"><draw:image xlink:href="Pictures/100002010000017A0000020831B9560E.png" xlink:type="simple" xlink:show="embed" xlink:actuate="onLoad"/></draw:frame><draw:frame draw:style-name="fr1" draw:name="Image100" text:anchor-type="as-char" svg:width="1.6cm" svg:height="2.2cm" draw:z-index="99"><draw:image xlink:href="Pictures/100002010000017A0000020831B9560E.png" xlink:type="simple" xlink:show="embed" xlink:actuate="onLoad"/></draw:frame><draw:frame draw:style-name="fr1" draw:name="Image101" text:anchor-type="as-char" svg:width="1.6cm" svg:height="2.2cm" draw:z-index="100"><draw:image xlink:href="Pictures/100002010000017A0000020831B9560E.png" xlink:type="simple" xlink:show="embed" xlink:actuate="onLoad"/></draw:frame><draw:frame draw:style-name="fr1" draw:name="Image102" text:anchor-type="as-char" svg:width="1.6cm" svg:height="2.2cm" draw:z-index="101"><draw:image xlink:href="Pictures/100002010000017A0000020831B9560E.png" xlink:type="simple" xlink:show="embed" xlink:actuate="onLoad"/></draw:frame><draw:frame draw:style-name="fr1" draw:name="Image103" text:anchor-type="as-char" svg:width="1.6cm" svg:height="2.2cm" draw:z-index="102"><draw:image xlink:href="Pictures/100002010000017A0000020831B9560E.png" xlink:type="simple" xlink:show="embed" xlink:actuate="onLoad"/></draw:frame><draw:frame draw:style-name="fr1" draw:name="Image104" text:anchor-type="as-char" svg:width="1.6cm" svg:height="2.2cm" draw:z-index="103"><draw:image xlink:href="Pictures/100002010000017A0000020831B9560E.png" xlink:type="simple" xlink:show="embed" xlink:actuate="onLoad"/></draw:frame><draw:frame draw:style-name="fr1" draw:name="Image105" text:anchor-type="as-char" svg:width="1.6cm" svg:height="2.2cm" draw:z-index="104"><draw:image xlink:href="Pictures/100002010000017A0000020831B9560E.png" xlink:type="simple" xlink:show="embed" xlink:actuate="onLoad"/></draw:frame><draw:frame draw:style-name="fr1" draw:name="Image106" text:anchor-type="as-char" svg:width="1.6cm" svg:height="2.2cm" draw:z-index="105"><draw:image xlink:href="Pictures/100002010000017A0000020831B9560E.png" xlink:type="simple" xlink:show="embed" xlink:actuate="onLoad"/></draw:frame><draw:frame draw:style-name="fr1" draw:name="Image107" text:anchor-type="as-char" svg:width="1.6cm" svg:height="2.2cm" draw:z-index="106"><draw:image xlink:href="Pictures/100002010000017A0000020831B9560E.png" xlink:type="simple" xlink:show="embed" xlink:actuate="onLoad"/></draw:frame><draw:frame draw:style-name="fr1" draw:name="Image108" text:anchor-type="as-char" svg:width="1.6cm" svg:height="2.2cm" draw:z-index="107"><draw:image xlink:href="Pictures/100002010000017A0000020831B9560E.png" xlink:type="simple" xlink:show="embed" xlink:actuate="onLoad"/></draw:frame></text:p>
      <text:p text:style-name="P1"><draw:frame draw:style-name="fr1" draw:name="Image109" text:anchor-type="as-char" svg:width="1.6cm" svg:height="2.2cm" draw:z-index="108"><draw:image xlink:href="Pictures/100002010000017A0000020831B9560E.png" xlink:type="simple" xlink:show="embed" xlink:actuate="onLoad"/></draw:frame><draw:frame draw:style-name="fr1" draw:name="Image110" text:anchor-type="as-char" svg:width="1.6cm" svg:height="2.2cm" draw:z-index="109"><draw:image xlink:href="Pictures/100002010000017A0000020831B9560E.png" xlink:type="simple" xlink:show="embed" xlink:actuate="onLoad"/></draw:frame><draw:frame draw:style-name="fr1" draw:name="Image111" text:anchor-type="as-char" svg:width="1.6cm" svg:height="2.2cm" draw:z-index="110"><draw:image xlink:href="Pictures/100002010000017A0000020831B9560E.png" xlink:type="simple" xlink:show="embed" xlink:actuate="onLoad"/></draw:frame><draw:frame draw:style-name="fr1" draw:name="Image112" text:anchor-type="as-char" svg:width="1.6cm" svg:height="2.2cm" draw:z-index="111"><draw:image xlink:href="Pictures/100002010000017A0000020831B9560E.png" xlink:type="simple" xlink:show="embed" xlink:actuate="onLoad"/></draw:frame><draw:frame draw:style-name="fr1" draw:name="Image113" text:anchor-type="as-char" svg:width="1.6cm" svg:height="2.2cm" draw:z-index="112"><draw:image xlink:href="Pictures/100002010000017A0000020831B9560E.png" xlink:type="simple" xlink:show="embed" xlink:actuate="onLoad"/></draw:frame><draw:frame draw:style-name="fr1" draw:name="Image114" text:anchor-type="as-char" svg:width="1.6cm" svg:height="2.2cm" draw:z-index="113"><draw:image xlink:href="Pictures/100002010000017A0000020831B9560E.png" xlink:type="simple" xlink:show="embed" xlink:actuate="onLoad"/></draw:frame><draw:frame draw:style-name="fr1" draw:name="Image115" text:anchor-type="as-char" svg:width="1.6cm" svg:height="2.2cm" draw:z-index="114"><draw:image xlink:href="Pictures/100002010000017A0000020831B9560E.png" xlink:type="simple" xlink:show="embed" xlink:actuate="onLoad"/></draw:frame><draw:frame draw:style-name="fr1" draw:name="Image116" text:anchor-type="as-char" svg:width="1.6cm" svg:height="2.2cm" draw:z-index="115"><draw:image xlink:href="Pictures/100002010000017A0000020831B9560E.png" xlink:type="simple" xlink:show="embed" xlink:actuate="onLoad"/></draw:frame><draw:frame draw:style-name="fr1" draw:name="Image117" text:anchor-type="as-char" svg:width="1.6cm" svg:height="2.2cm" draw:z-index="116"><draw:image xlink:href="Pictures/100002010000017A0000020831B9560E.png" xlink:type="simple" xlink:show="embed" xlink:actuate="onLoad"/></draw:frame><draw:frame draw:style-name="fr1" draw:name="Image118" text:anchor-type="as-char" svg:width="1.6cm" svg:height="2.2cm" draw:z-index="117"><draw:image xlink:href="Pictures/100002010000017A0000020831B9560E.png" xlink:type="simple" xlink:show="embed" xlink:actuate="onLoad"/></draw:frame><draw:frame draw:style-name="fr1" draw:name="Image119" text:anchor-type="as-char" svg:width="1.6cm" svg:height="2.2cm" draw:z-index="118"><draw:image xlink:href="Pictures/100002010000017A0000020831B9560E.png" xlink:type="simple" xlink:show="embed" xlink:actuate="onLoad"/></draw:frame><draw:frame draw:style-name="fr1" draw:name="Image120" text:anchor-type="as-char" svg:width="1.6cm" svg:height="2.2cm" draw:z-index="119"><draw:image xlink:href="Pictures/100002010000017A0000020831B9560E.png" xlink:type="simple" xlink:show="embed" xlink:actuate="onLoad"/></draw:frame></text:p>
      <text:p text:style-name="P1"><draw:frame draw:style-name="fr1" draw:name="Image121" text:anchor-type="as-char" svg:width="1.6cm" svg:height="2.2cm" draw:z-index="120"><draw:image xlink:href="Pictures/100002010000017A0000020831B9560E.png" xlink:type="simple" xlink:show="embed" xlink:actuate="onLoad"/></draw:frame><draw:frame draw:style-name="fr1" draw:name="Image122" text:anchor-type="as-char" svg:width="1.6cm" svg:height="2.2cm" draw:z-index="121"><draw:image xlink:href="Pictures/100002010000017A0000020831B9560E.png" xlink:type="simple" xlink:show="embed" xlink:actuate="onLoad"/></draw:frame><draw:frame draw:style-name="fr1" draw:name="Image123" text:anchor-type="as-char" svg:width="1.6cm" svg:height="2.2cm" draw:z-index="122"><draw:image xlink:href="Pictures/100002010000017A0000020831B9560E.png" xlink:type="simple" xlink:show="embed" xlink:actuate="onLoad"/></draw:frame><draw:frame draw:style-name="fr1" draw:name="Image124" text:anchor-type="as-char" svg:width="1.6cm" svg:height="2.2cm" draw:z-index="123"><draw:image xlink:href="Pictures/100002010000017A0000020831B9560E.png" xlink:type="simple" xlink:show="embed" xlink:actuate="onLoad"/></draw:frame><draw:frame draw:style-name="fr1" draw:name="Image125" text:anchor-type="as-char" svg:width="1.6cm" svg:height="2.2cm" draw:z-index="124"><draw:image xlink:href="Pictures/100002010000017A0000020831B9560E.png" xlink:type="simple" xlink:show="embed" xlink:actuate="onLoad"/></draw:frame><draw:frame draw:style-name="fr1" draw:name="Image126" text:anchor-type="as-char" svg:width="1.6cm" svg:height="2.2cm" draw:z-index="125"><draw:image xlink:href="Pictures/100002010000017A0000020831B9560E.png" xlink:type="simple" xlink:show="embed" xlink:actuate="onLoad"/></draw:frame><draw:frame draw:style-name="fr1" draw:name="Image127" text:anchor-type="as-char" svg:width="1.6cm" svg:height="2.2cm" draw:z-index="126"><draw:image xlink:href="Pictures/100002010000017A0000020831B9560E.png" xlink:type="simple" xlink:show="embed" xlink:actuate="onLoad"/></draw:frame><draw:frame draw:style-name="fr1" draw:name="Image128" text:anchor-type="as-char" svg:width="1.6cm" svg:height="2.2cm" draw:z-index="127"><draw:image xlink:href="Pictures/100002010000017A0000020831B9560E.png" xlink:type="simple" xlink:show="embed" xlink:actuate="onLoad"/></draw:frame><draw:frame draw:style-name="fr1" draw:name="Image129" text:anchor-type="as-char" svg:width="1.6cm" svg:height="2.2cm" draw:z-index="128"><draw:image xlink:href="Pictures/100002010000017A0000020831B9560E.png" xlink:type="simple" xlink:show="embed" xlink:actuate="onLoad"/></draw:frame><draw:frame draw:style-name="fr1" draw:name="Image130" text:anchor-type="as-char" svg:width="1.6cm" svg:height="2.2cm" draw:z-index="129"><draw:image xlink:href="Pictures/100002010000017A0000020831B9560E.png" xlink:type="simple" xlink:show="embed" xlink:actuate="onLoad"/></draw:frame><draw:frame draw:style-name="fr1" draw:name="Image131" text:anchor-type="as-char" svg:width="1.6cm" svg:height="2.2cm" draw:z-index="130"><draw:image xlink:href="Pictures/100002010000017A0000020831B9560E.png" xlink:type="simple" xlink:show="embed" xlink:actuate="onLoad"/></draw:frame><draw:frame draw:style-name="fr1" draw:name="Image132" text:anchor-type="as-char" svg:width="1.6cm" svg:height="2.2cm" draw:z-index="131"><draw:image xlink:href="Pictures/100002010000017A0000020831B9560E.png" xlink:type="simple" xlink:show="embed" xlink:actuate="onLoad"/></draw:frame></text:p>
      <text:p text:style-name="P1"><draw:frame draw:style-name="fr1" draw:name="Image133" text:anchor-type="as-char" svg:width="1.6cm" svg:height="2.2cm" draw:z-index="132"><draw:image xlink:href="Pictures/100002010000017A0000020831B9560E.png" xlink:type="simple" xlink:show="embed" xlink:actuate="onLoad"/></draw:frame><draw:frame draw:style-name="fr1" draw:name="Image134" text:anchor-type="as-char" svg:width="1.6cm" svg:height="2.2cm" draw:z-index="133"><draw:image xlink:href="Pictures/100002010000017A0000020831B9560E.png" xlink:type="simple" xlink:show="embed" xlink:actuate="onLoad"/></draw:frame><draw:frame draw:style-name="fr1" draw:name="Image135" text:anchor-type="as-char" svg:width="1.6cm" svg:height="2.2cm" draw:z-index="134"><draw:image xlink:href="Pictures/100002010000017A0000020831B9560E.png" xlink:type="simple" xlink:show="embed" xlink:actuate="onLoad"/></draw:frame><draw:frame draw:style-name="fr1" draw:name="Image136" text:anchor-type="as-char" svg:width="1.6cm" svg:height="2.2cm" draw:z-index="135"><draw:image xlink:href="Pictures/100002010000017A0000020831B9560E.png" xlink:type="simple" xlink:show="embed" xlink:actuate="onLoad"/></draw:frame><draw:frame draw:style-name="fr1" draw:name="Image137" text:anchor-type="as-char" svg:width="1.6cm" svg:height="2.2cm" draw:z-index="136"><draw:image xlink:href="Pictures/100002010000017A0000020831B9560E.png" xlink:type="simple" xlink:show="embed" xlink:actuate="onLoad"/></draw:frame><draw:frame draw:style-name="fr1" draw:name="Image138" text:anchor-type="as-char" svg:width="1.6cm" svg:height="2.2cm" draw:z-index="137"><draw:image xlink:href="Pictures/100002010000017A0000020831B9560E.png" xlink:type="simple" xlink:show="embed" xlink:actuate="onLoad"/></draw:frame><draw:frame draw:style-name="fr1" draw:name="Image139" text:anchor-type="as-char" svg:width="1.6cm" svg:height="2.2cm" draw:z-index="138"><draw:image xlink:href="Pictures/100002010000017A0000020831B9560E.png" xlink:type="simple" xlink:show="embed" xlink:actuate="onLoad"/></draw:frame><draw:frame draw:style-name="fr1" draw:name="Image140" text:anchor-type="as-char" svg:width="1.6cm" svg:height="2.2cm" draw:z-index="139"><draw:image xlink:href="Pictures/100002010000017A0000020831B9560E.png" xlink:type="simple" xlink:show="embed" xlink:actuate="onLoad"/></draw:frame><draw:frame draw:style-name="fr1" draw:name="Image141" text:anchor-type="as-char" svg:width="1.6cm" svg:height="2.2cm" draw:z-index="140"><draw:image xlink:href="Pictures/100002010000017A0000020831B9560E.png" xlink:type="simple" xlink:show="embed" xlink:actuate="onLoad"/></draw:frame><draw:frame draw:style-name="fr1" draw:name="Image142" text:anchor-type="as-char" svg:width="1.6cm" svg:height="2.2cm" draw:z-index="141"><draw:image xlink:href="Pictures/100002010000017A0000020831B9560E.png" xlink:type="simple" xlink:show="embed" xlink:actuate="onLoad"/></draw:frame><draw:frame draw:style-name="fr1" draw:name="Image143" text:anchor-type="as-char" svg:width="1.6cm" svg:height="2.2cm" draw:z-index="142"><draw:image xlink:href="Pictures/100002010000017A0000020831B9560E.png" xlink:type="simple" xlink:show="embed" xlink:actuate="onLoad"/></draw:frame><draw:frame draw:style-name="fr1" draw:name="Image144" text:anchor-type="as-char" svg:width="1.6cm" svg:height="2.2cm" draw:z-index="143"><draw:image xlink:href="Pictures/100002010000017A0000020831B9560E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621cm" fo:margin-left="0.464cm" fo:margin-right="0.33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00:06:12.811504592</meta:creation-date>
    <meta:print-date>2014-10-25T00:16:33.649692765</meta:print-date>
    <dc:date>2014-10-25T00:17:39.432754246</dc:date>
    <meta:editing-duration>P0D</meta:editing-duration>
    <meta:editing-cycles>1</meta:editing-cycles>
    <meta:document-statistic meta:table-count="0" meta:image-count="144" meta:object-count="0" meta:page-count="1" meta:paragraph-count="12" meta:word-count="0" meta:character-count="0" meta:non-whitespace-character-count="0"/>
    <meta:generator>LibreOffice/4.2.6.3$Linux_X86_64 LibreOffice_project/420m0$Build-3</meta:generator>
  </office:meta>
</office:document-meta>
</file>